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ytuł" style:master-page-name="MP0" style:family="paragraph">
      <style:paragraph-properties fo:break-before="page" fo:text-align="center"/>
    </style:style>
    <style:style style:name="P2" style:parent-style-name="Nagłówek2" style:family="paragraph"/>
    <style:style style:name="P3" style:parent-style-name="Nagłówek2" style:family="paragraph"/>
    <style:style style:name="P4" style:parent-style-name="Akapitzlistą" style:family="paragraph"/>
    <style:style style:name="P5" style:parent-style-name="Akapitzlistą" style:family="paragraph"/>
    <style:style style:name="P6" style:parent-style-name="Akapitzlistą" style:family="paragraph"/>
    <style:style style:name="P7" style:parent-style-name="Akapitzlistą" style:family="paragraph"/>
    <style:style style:name="P8" style:parent-style-name="Akapitzlistą" style:family="paragraph"/>
    <style:style style:name="P9" style:parent-style-name="Akapitzlistą" style:family="paragraph"/>
    <style:style style:name="P10" style:parent-style-name="Akapitzlistą" style:family="paragraph"/>
    <style:style style:name="P11" style:parent-style-name="Akapitzlistą" style:family="paragraph"/>
  </office:automatic-styles>
  <office:body>
    <office:text text:use-soft-page-breaks="true">
      <text:p text:style-name="P1">Specyfikacja programu numerki</text:p>
      <text:list text:style-name="LFO2" text:continue-numbering="true">
        <text:list-item>
          <text:p text:style-name="P2">Gra oparta o zasady Totolotka.</text:p>
        </text:list-item>
      </text:list>
      <text:p text:style-name="Normalny">Użytkownik podaje 6 liczb z zakresu 1-49. Komputer<text:s/>losuje 6 liczb z zakresu 1-49 i po sprawdzeniu które liczby powtarzają się w danych komputera i użytkownika podajemy ilość trafień.</text:p>
      <text:list text:style-name="LFO2" text:continue-numbering="true">
        <text:list-item>
          <text:p text:style-name="P3">Działanie</text:p>
        </text:list-item>
      </text:list>
      <text:p text:style-name="Normalny">Pobieramy od użytkownika 6 liczb i zapisujemy je do tabeli.</text:p>
      <text:list text:style-name="LFO2" text:continue-numbering="true">
        <text:list-item>
          <text:p text:style-name="P4">Komputer losuje 6 pseudolosowych liczb z zakresu 1-49.<text:s/></text:p>
        </text:list-item>
        <text:list-item>
          <text:p text:style-name="P5">Sprawdzenie, sprawdzamy czy liczby wylosowane przez użytkownika są identyczne z liczbami wylosowanymi przez komputer.<text:s/>Jeżeli nastąpiła zgodność, to użytkownik ma trafienie.<text:s/>Wyświetlamy ilość trafień użytkownika oraz liczby wylosowane przez komputer w postaci komunikatu lotto.<text:s/>Komunikat „lotto – Wylosowano następujące liczby (&lt;liczby&gt;).”. Wyświetl ilość trafień.</text:p>
        </text:list-item>
        <text:list-item>
          <text:p text:style-name="P6">Specyfikacja</text:p>
        </text:list-item>
        <text:list-item>
          <text:p text:style-name="P7">Praca Domowa</text:p>
          <text:list text:continue-numbering="true">
            <text:list-item>
              <text:p text:style-name="P8">Zmodyfikować program tak, żeby sprawdzał czy użytkownik wpisał jakąkolwiek liczbę oraz czy wpisana przez użytkownika liczba jest z zakresu 1-49.</text:p>
            </text:list-item>
            <text:list-item>
              <text:p text:style-name="P9">Dokończyć program</text:p>
            </text:list-item>
            <text:list-item>
              <text:p text:style-name="P10">CSS</text:p>
            </text:list-item>
            <text:list-item>
              <text:p text:style-name="P11">Zmienić popup na html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czeń</meta:initial-creator>
    <dc:creator>uczeń</dc:creator>
    <meta:creation-date>2018-01-05T11:27:00Z</meta:creation-date>
    <dc:date>2018-01-05T13:08:00Z</dc:date>
    <meta:template xlink:href="Normal" xlink:type="simple"/>
    <meta:editing-cycles>11</meta:editing-cycles>
    <meta:editing-duration>PT6060S</meta:editing-duration>
    <meta:document-statistic meta:page-count="1" meta:paragraph-count="1" meta:word-count="135" meta:character-count="948" meta:row-count="6" meta:non-whitespace-character-count="814"/>
  </office:meta>
</office:document-meta>
</file>